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UtilsTests.isCor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UtilsTests.isNotCor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UtilsTests.is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UtilsTests.isSameOriginWithDifferent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UtilsTests.isSameOriginWithForward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UtilsTests.isNot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sUtilsTests.testWithForwardedHeader( String serverName , int port , String forwardedHeader , String originH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UtilsTests.isSameOriginWithXForward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UtilsTests.testWithXForwardedHeaders( String serverName , int port , String forwardedProto , String forwardedHost , int forwardedPort , String originH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sUtilsTests.adaptFromForwardedHeaders( MockServerHttpRequest . Base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